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charging setup is modified in OpenModelica for different layouts and scenarios. The scenarios are described in Table \ref{tab:scenarios}. Scenario 1 is the baseline case where only the building loads, such as the air conditioners, appliances, and lights, are connected to the grid. Scenario 2 is the case where a building installs four Level 2 and one Level 3 charger.</text:p>
      <text:p text:style-name="Standard">Scenario 3 is the first case that utilizes a microgrid, which includes 100 kW of solar power and 500 kWh of battery storage demonstrates a peak-shaving microgrid's capabilities without EV chargers, creating a high demand. This can be thought of as the baseline case for the BESS microgrid. Scenarios 4, 5, 6, 7, and 8 represent a transportation microgrid with EV chargers; the BESS capacity is varied to different sizes to show which BESS size offers the lowest cost and the lowest CO\textsubscript{2} emissions. Each scenario is run independently of the other, and the power outputs of the different components in the simulation are shown in Figure \ref{fig:scenariospoweroutputboxplot}. Scenarios 1 and 2 are constantly negative, meaning they pull power from the grid. Scenarios 3-8, on the other hand, are mostly positive or limited to -15, meaning it either exports power to the grid or consumes only 15 kilowatts. The reason for the 15-kilowatt floor is that with the utility company's electric rate, a minimum of 15 kilowatts is charged for the demand, meaning that a zero-demand microgrid will not make a financial difference for the user. While the peak shaving algorithm should limit the amount of power consumed at any time to 15 kilowatts, there are still times when the BESS cannot supply the building with power. This happens when the BESS is too depleted, and there is little to no solar power to replenish it, as shown in Figure \ref{fig:scenario3peakshaving}. The two main reasons for these events that happen are multiple cloudy days and electrical faults. The larger the battery capacity, the depletion of the battery occurs less frequently, and the better the microgrid can weather events of low solar output. During the winter months, most of the low solar power events occur since that is when most of the rain falls in southern California. Figures \ref{fig:scenariospoweroutputboxplot}, \ref{fig:0scnoutputrun2mar012022tomar312022}, and \ref{fig:4scnoutputrun2jul012022tojul312022} show box plots of the power output. Figure \ref{fig:scenariospoweroutputboxplot} is for the entire year, while Figures \ref{fig:0scnoutputrun2mar012022tomar312022} and \ref{fig:4scnoutputrun2jul012022tojul312022} show selected months. The box plots show that all three figures's mean and 75th percentile are almost identical at 15 kW. This implies that peak shaving is functioning correctly most of the time. However, the outliers show when the BESS fails to keep the power pulled from the grid at 15 kW.</text:p>
      <text:p text:style-name="Standard">Just one outlier will change the demand charge for the entire billing month. In some months, the maximum demand peak of Scenario 2 and 3 are similar since they have the same load, but for most of the months, it is reduced significantly, reflected in the reduced demand charges of the building. Figure \ref{fig:netloadscenariocomparisonsummer} juxtaposes each scenario's power pulled from the grid. The average daily CO\textsubscript{2} emissions from each scenario are shown in Figure \ref{fig:emissionsscenariocomparison}. Scenario 2, with its increased charging events, shows about a 26 \% increase of CO\textsubscript{2} emissions compared to Scenario 1. The CO\textsubscript{2} emissions from the transportation microgrids are lower than a conventional building, even with the additional load from the EV chargers. While adding 17 \% to 45 \% more CO\textsubscript{2} <text:s/>emissions compared to a microgrid without EV charging infrastructure (Scenario 3), those CO\textsubscript{2} emissions are easily offset by charging an average of 12 EVs per day. Table \ref{tab:emissions} shows each scenario's emissions and electric price amounts.</text:p>
      <text:p text:style-name="Standard"/>
      <text:p text:style-name="Standard"/>
      <text:p text:style-name="Standard"/>
      <text:p text:style-name="Standard"/>
      <text:p text:style-name="Standard"/>
      <text:p text:style-name="Standard"/>
      <text:p text:style-name="Standard"/>
      <text:p text:style-name="Standard"><text:soft-page-break/>The charging setup is modified in OpenModelica for different layouts and scenarios. The scenarios are described in Table \ref{tab:scenarios}.</text:p>
      <text:p text:style-name="Standard">Scenario 1 represents the baseline case where only the building loads, such as the air conditioners, appliances, and lights, are connected to the grid. Scenario 2 represents the case where a building installs four Level 2 and one Level 3 charger. Scenario 3 is the first case that utilizes a microgrid, which includes 100 kW of solar power and 500 kWh of battery storage. This scenario demonstrates the peak-shaving capabilities of a microgrid without EV chargers, creating a high demand. This can be thought of as the baseline case for the BESS microgrid. Scenarios 4, 5, 6, 7, and 8 represent a transportation microgrid with EV chargers; the BESS capacity is varied to different sizes to show which BESS size offers the lowest cost and the lowest CO$_2$ emissions.</text:p>
      <text:p text:style-name="Standard">Each scenario is run independently of the other, and the power outputs of the different components in the simulation are shown in Figure \ref{fig:scenariospoweroutputboxplot}. Scenarios 1 and 2 are constantly negative, meaning they pull power from the grid. Scenarios 3-8, on the other hand, are mostly positive or limited to -15 kW, meaning it either exports power to the grid or consumes only 15 kW. The reason for the 15-kW floor is that with the utility company's electric rate, a minimum of 15 kW is charged for the demand, meaning that a zero-demand microgrid will not make a financial difference for the user.</text:p>
      <text:p text:style-name="Standard">While the peak shaving algorithm should limit the amount of power consumed at any time to 15 kW, there are still times when the BESS cannot supply the building with power. This happens when the BESS is too depleted, and there is little to no solar power to replenish it, as shown in Figure \ref{fig:scenario3peakshaving}. The two main reasons for these events are multiple cloudy days and electrical faults. The larger the battery capacity, the depletion of the battery occurs less frequently, and the better the microgrid can weather events of low solar output. During the winter months, most of the low solar power events occur since that is when most of the rain falls in southern California.</text:p>
      <text:p text:style-name="Standard">Figures \ref{fig:scenariospoweroutputboxplot}, \ref{fig:0scnoutputrun2mar012022tomar312022}, and \ref{fig:4scnoutputrun2jul012022tojul312022} show box plots of the power output. Figure \ref{fig:scenariospoweroutputboxplot} is for the entire year, while Figures \ref{fig:0scnoutputrun2mar012022tomar312022} and \ref{fig:4scnoutputrun2jul012022tojul312022} show selected months. The box plots show that all three figures' mean and 75th percentile are almost identical at 15 kW. This implies that peak shaving is functioning correctly most of the time. However, the outliers show when the BESS fails to keep the power pulled from the grid at 15 kW.</text:p>
      <text:p text:style-name="Standard">Just one outlier will change the demand charge for the entire billing month. In some months, the maximum demand peak of Scenario 2 and 3 are similar since they have the same load, but for most of the months, it is reduced significantly, reflected in the reduced demand charges of the building. Figure \ref{fig:netloadscenariocomparisonsummer} juxtaposes each scenario's power pulled from the grid.</text:p>
      <text:p text:style-name="Standard">The average daily CO$_2$ emissions from each scenario are shown in Figure \ref{fig:emissionsscenariocomparison}. Scenario 2, with its increased charging events, shows about a 26% increase of CO$_2$ emissions compared to Scenario 1. The CO$_2$ emissions from the transportation microgrids are lower than a conventional building, even with the additional load from the EV chargers. While adding 17% to 45% more CO$_2$ emissions compared to a microgrid without EV charging infrastructure (Scenario 3), those CO$_2$ emissions are easily offset by charging an average of 12 EVs per day. Table \ref{tab:emissions} shows each scenario's emissions and electric price amoun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10:36:08.645042299</meta:creation-date>
    <dc:date>2023-11-20T12:50:29.325576691</dc:date>
    <meta:editing-duration>PT2H14M21S</meta:editing-duration>
    <meta:editing-cycles>1</meta:editing-cycles>
    <meta:document-statistic meta:table-count="0" meta:image-count="0" meta:object-count="0" meta:page-count="2" meta:paragraph-count="10" meta:word-count="1208" meta:character-count="7944" meta:non-whitespace-character-count="6745"/>
    <meta:generator>LibreOffice/7.4.7.2$Linux_X86_64 LibreOffice_project/40$Build-2</meta:generator>
  </office:meta>
</office:document-meta>
</file>